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deebf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be5d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e2f0d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>
      <style:graphic-properties style:protect="size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deebf7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fbe5d6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e2f0d9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" style:family="text">
      <style:text-properties fo:font-variant="normal" fo:text-transform="none" fo:color="#538135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" style:family="text">
      <style:text-properties fo:font-variant="normal" fo:text-transform="none" fo:color="#1155cc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1" draw:layer="layout" svg:width="9.652cm" svg:height="8.032cm" svg:x="9.464cm" svg:y="2.8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4;p14">
          <draw:custom-shape draw:name="Google Shape;65;p14" draw:style-name="gr2" draw:text-style-name="P2" draw:layer="layout" svg:width="3.896cm" svg:height="0.001cm" svg:x="14.789cm" svg:y="6.24cm">
            <text:p/>
            <draw:enhanced-geometry draw:mirror-horizontal="true" draw:mirror-vertical="false" svg:viewBox="0 0 21600 21600" draw:type="mso-spt32" draw:enhanced-path="M 0 0 L 21600 21600 N"/>
          </draw:custom-shape>
          <draw:g draw:name="Google Shape;66;p14">
            <draw:g draw:name="Google Shape;67;p14">
              <draw:custom-shape draw:name="Google Shape;68;p14" draw:style-name="gr1" draw:text-style-name="P1" draw:layer="layout" svg:width="4.748cm" svg:height="4.337cm" svg:x="4.362cm" svg:y="2.9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69;p14" draw:style-name="gr3" draw:text-style-name="P4" draw:layer="layout" svg:width="2.864cm" svg:height="1.032cm" svg:x="4.332cm" svg:y="3.123cm">
                <text:p text:style-name="P3"><text:span text:style-name="T1">Client-A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0;p14" draw:style-name="gr3" draw:text-style-name="P4" draw:layer="layout" svg:width="2.861cm" svg:height="1.032cm" svg:x="4.332cm" svg:y="5.584cm">
                <text:p text:style-name="P3"><text:span text:style-name="T1">Client-A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1;p14" draw:style-name="gr4" draw:text-style-name="P5" draw:layer="layout" svg:width="2.861cm" svg:height="1.032cm" svg:x="6.159cm" svg:y="4.325cm">
                <text:p text:style-name="P3"><text:span text:style-name="T1">Server-A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2;p14" draw:style-name="gr5" draw:text-style-name="P6" draw:layer="layout" svg:width="2.476cm" svg:height="1.032cm" svg:x="7.785cm" svg:y="2.372cm">
                <text:p text:style-name="P3"><text:span text:style-name="T1">Gateway-A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73;p14" draw:style-name="gr6" draw:text-style-name="P1" draw:layer="layout" svg:width="2.152cm" svg:height="0.617cm" svg:x="4.392cm" svg:y="4.047cm">
                <text:p text:style-name="P7"><text:span text:style-name="T2">10.1.0.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4;p14" draw:style-name="gr6" draw:text-style-name="P1" draw:layer="layout" svg:width="2.152cm" svg:height="0.617cm" svg:x="4.392cm" svg:y="6.535cm">
                <text:p text:style-name="P7"><text:span text:style-name="T2">10.1.0.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5;p14" draw:style-name="gr6" draw:text-style-name="P1" draw:layer="layout" svg:width="2.476cm" svg:height="0.617cm" svg:x="6.72cm" svg:y="5.287cm">
                <text:p text:style-name="P7"><text:span text:style-name="T2">10.1.0.9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6;p14" draw:style-name="gr6" draw:text-style-name="P1" draw:layer="layout" svg:width="2.152cm" svg:height="0.617cm" svg:x="7.313cm" svg:y="3.349cm">
                <text:p text:style-name="P7"><text:span text:style-name="T2">10.1.0.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7;p14" draw:style-name="gr6" draw:text-style-name="P1" draw:layer="layout" svg:width="3.392cm" svg:height="0.737cm" svg:x="4.098cm" svg:y="2.254cm">
                <text:p text:style-name="P7"><text:span text:style-name="T3">10.1.0.0/1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78;p14">
              <draw:custom-shape draw:name="Google Shape;79;p14" draw:style-name="gr1" draw:text-style-name="P1" draw:layer="layout" svg:width="4.367cm" svg:height="4.221cm" svg:x="19.426cm" svg:y="6.15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0;p14" draw:style-name="gr3" draw:text-style-name="P4" draw:layer="layout" svg:width="2.654cm" svg:height="1.032cm" svg:x="21.176cm" svg:y="7.054cm">
                <text:p text:style-name="P3"><text:span text:style-name="T1">Server-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81;p14" draw:style-name="gr3" draw:text-style-name="P4" draw:layer="layout" svg:width="2.654cm" svg:height="1.032cm" svg:x="21.176cm" svg:y="8.654cm">
                <text:p text:style-name="P3"><text:span text:style-name="T1">Server-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82;p14" draw:style-name="gr5" draw:text-style-name="P6" draw:layer="layout" svg:width="2.332cm" svg:height="1.032cm" svg:x="17.957cm" svg:y="5.651cm">
                <text:p text:style-name="P3"><text:span text:style-name="T1">Gateway-S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83;p14" draw:style-name="gr6" draw:text-style-name="P1" draw:layer="layout" svg:width="3.014cm" svg:height="0.619cm" svg:x="20.897cm" svg:y="8.108cm">
                <text:p text:style-name="P7"><text:span text:style-name="T2">172.48.48.5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4;p14" draw:style-name="gr6" draw:text-style-name="P1" draw:layer="layout" svg:width="3.014cm" svg:height="0.619cm" svg:x="19.308cm" svg:y="6.685cm">
                <text:p text:style-name="P7"><text:span text:style-name="T2">172.48.48.4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5;p14" draw:style-name="gr6" draw:text-style-name="P1" draw:layer="layout" svg:width="3.283cm" svg:height="0.735cm" svg:x="21.023cm" svg:y="9.698cm">
                <text:p text:style-name="P7"><text:span text:style-name="T2">172.48.48.5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6;p14" draw:style-name="gr6" draw:text-style-name="P1" draw:layer="layout" svg:width="4.067cm" svg:height="0.824cm" svg:x="20.01cm" svg:y="5.533cm">
                <text:p text:style-name="P8"><text:span text:style-name="T3">172.48.48.0/2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Google Shape;87;p14" draw:style-name="gr7" draw:text-style-name="P9" draw:layer="layout" svg:width="2.332cm" svg:height="1.032cm" svg:x="12.425cm" svg:y="5.651cm">
              <text:p text:style-name="P3"><text:span text:style-name="T1">Router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88;p14" draw:style-name="gr2" draw:text-style-name="P2" draw:layer="layout" svg:width="3.283cm" svg:height="2.762cm" svg:x="10.262cm" svg:y="2.8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89;p14" draw:style-name="gr2" draw:text-style-name="P2" draw:layer="layout" svg:width="3.749cm" svg:height="2.643cm" draw:transform="rotate (-3.14159265358979) translate (13.66cm 9.299cm)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Google Shape;90;p14" draw:style-name="gr6" draw:text-style-name="P1" draw:layer="layout" svg:width="2.863cm" svg:height="0.619cm" svg:x="10.357cm" svg:y="8.747cm">
              <text:p text:style-name="P7"><text:span text:style-name="T2">172.17.17.1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1;p14" draw:style-name="gr6" draw:text-style-name="P1" draw:layer="layout" svg:width="2.863cm" svg:height="0.617cm" svg:x="10.556cm" svg:y="2.758cm">
              <text:p text:style-name="P7"><text:span text:style-name="T2">172.16.16.1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2;p14" draw:style-name="gr6" draw:text-style-name="P1" draw:layer="layout" svg:width="2.861cm" svg:height="0.617cm" svg:x="10.353cm" svg:y="5.058cm">
              <text:p text:style-name="P7"><text:span text:style-name="T4">172.16.16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3;p14" draw:style-name="gr6" draw:text-style-name="P1" draw:layer="layout" svg:width="2.67cm" svg:height="0.617cm" svg:x="10.55cm" svg:y="6.533cm">
              <text:p text:style-name="P7"><text:span text:style-name="T4">172.17.18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4;p14" draw:style-name="gr6" draw:text-style-name="P1" draw:layer="layout" svg:width="2.861cm" svg:height="0.619cm" svg:x="14.582cm" svg:y="6.241cm">
              <text:p text:style-name="P7"><text:span text:style-name="T4">172.30.30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5;p14" draw:style-name="gr6" draw:text-style-name="P1" draw:layer="layout" svg:width="2.864cm" svg:height="0.587cm" svg:x="15.24cm" svg:y="5.573cm">
              <text:p text:style-name="P7"><text:span text:style-name="T2">172.30.30.3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oogle Shape;96;p14">
              <draw:custom-shape draw:name="Google Shape;97;p14" draw:style-name="gr1" draw:text-style-name="P1" draw:layer="layout" svg:width="4.75cm" svg:height="4.337cm" svg:x="4.332cm" svg:y="9.2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98;p14" draw:style-name="gr3" draw:text-style-name="P4" draw:layer="layout" svg:width="2.861cm" svg:height="1.032cm" svg:x="4.304cm" svg:y="9.509cm">
                <text:p text:style-name="P3"><text:span text:style-name="T1">Client-B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99;p14" draw:style-name="gr3" draw:text-style-name="P4" draw:layer="layout" svg:width="2.864cm" svg:height="1.032cm" svg:x="4.302cm" svg:y="11.966cm">
                <text:p text:style-name="P3"><text:span text:style-name="T1">Client-B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00;p14" draw:style-name="gr4" draw:text-style-name="P5" draw:layer="layout" svg:width="3.014cm" svg:height="1.032cm" svg:x="6.096cm" svg:y="10.677cm">
                <text:p text:style-name="P3"><text:span text:style-name="T1">Server-B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01;p14" draw:style-name="gr5" draw:text-style-name="P6" draw:layer="layout" svg:width="2.476cm" svg:height="1.033cm" svg:x="7.785cm" svg:y="8.752cm">
                <text:p text:style-name="P3"><text:span text:style-name="T1">Gateway-B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102;p14" draw:style-name="gr6" draw:text-style-name="P1" draw:layer="layout" svg:width="2.152cm" svg:height="0.619cm" svg:x="4.362cm" svg:y="10.36cm">
                <text:p text:style-name="P7"><text:span text:style-name="T2">10.1.0.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3;p14" draw:style-name="gr6" draw:text-style-name="P1" draw:layer="layout" svg:width="2.152cm" svg:height="0.619cm" svg:x="4.362cm" svg:y="12.913cm">
                <text:p text:style-name="P7"><text:span text:style-name="T2">10.1.0.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4;p14" draw:style-name="gr6" draw:text-style-name="P1" draw:layer="layout" svg:width="2.476cm" svg:height="0.619cm" svg:x="6.782cm" svg:y="11.643cm">
                <text:p text:style-name="P7"><text:span text:style-name="T2">10.1.0.9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5;p14" draw:style-name="gr6" draw:text-style-name="P1" draw:layer="layout" svg:width="2.152cm" svg:height="0.619cm" svg:x="7.313cm" svg:y="9.767cm">
                <text:p text:style-name="P7"><text:span text:style-name="T2">10.1.0.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6;p14" draw:style-name="gr6" draw:text-style-name="P1" draw:layer="layout" svg:width="3.392cm" svg:height="0.739cm" svg:x="4.068cm" svg:y="8.634cm">
                <text:p text:style-name="P7"><text:span text:style-name="T3">10.1.0.0/1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Google Shape;107;p14" draw:style-name="gr6" draw:text-style-name="P1" draw:layer="layout" svg:width="2.508cm" svg:height="0.619cm" svg:x="4.139cm" svg:y="8.154cm">
          <text:p text:style-name="P7"><text:span text:style-name="T5">Sit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4" draw:style-name="gr6" draw:text-style-name="P1" draw:layer="layout" svg:width="2.508cm" svg:height="0.619cm" svg:x="4.139cm" svg:y="1.801cm">
          <text:p text:style-name="P7"><text:span text:style-name="T5">Sit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4" draw:style-name="gr6" draw:text-style-name="P1" draw:layer="layout" svg:width="2.508cm" svg:height="0.619cm" svg:x="21.782cm" svg:y="5.031cm">
          <text:p text:style-name="P7"><text:span text:style-name="T5">Cloud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4" draw:style-name="gr6" draw:text-style-name="P1" draw:layer="layout" svg:width="4.406cm" svg:height="0.619cm" svg:x="13.965cm" svg:y="2.254cm">
          <text:p text:style-name="P7"><text:span text:style-name="T5">Public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4" draw:style-name="gr2" draw:text-style-name="P2" draw:layer="layout" svg:width="1.512cm" svg:height="0.809cm" svg:x="13.592cm" svg:y="4.8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;p14" draw:style-name="gr6" draw:text-style-name="P1" draw:layer="layout" svg:width="8.732cm" svg:height="1.234cm" svg:x="10.063cm" svg:y="12.439cm">
          <text:p text:style-name="P7"><text:span text:style-name="T3">192.168.0.0/16 is the Vagrant ssh network and should be ignor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4" draw:style-name="gr6" draw:text-style-name="P1" draw:layer="layout" svg:width="2.67cm" svg:height="1.234cm" svg:x="14.522cm" svg:y="3.606cm">
          <text:p text:style-name="P7"><text:span text:style-name="T5">Other</text:span><text:span text:style-name="T5"><text:line-break/></text:span><text:span text:style-name="T5">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4" draw:style-name="gr6" draw:text-style-name="P1" draw:layer="layout" svg:width="6.519cm" svg:height="1.557cm" svg:x="10.049cm" svg:y="11.092cm">
          <text:p text:style-name="P7"><text:span text:style-name="T3">172.16.0.0/12 represent routable IP address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10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8" draw:layer="layout" svg:width="13.999cm" svg:height="11.136cm" svg:x="3.5cm" svg:y="2.227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35cm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11-17T12:39:48.038150456</dc:date>
    <meta:editing-duration>PT23S</meta:editing-duration>
    <meta:editing-cycles>1</meta:editing-cycles>
    <meta:document-statistic meta:object-count="72"/>
  </office:meta>
</office:document-meta>
</file>